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498cm" style:rel-column-width="4818*"/>
    </style:style>
    <style:style style:name="Tabla1.B" style:family="table-column">
      <style:table-column-properties style:column-width="8.502cm" style:rel-column-width="4820*"/>
    </style:style>
    <style:style style:name="Tabla1.A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0.5pt solid #000000" fo:border-top="none" fo:border-bottom="0.5pt solid #000000"/>
    </style:style>
    <style:style style:name="Tabla1.20" style:family="table-row">
      <style:table-row-properties style:min-row-height="1.632cm"/>
    </style:style>
    <style:style style:name="P1" style:family="paragraph" style:parent-style-name="Standard">
      <style:text-properties officeooo:rsid="0003722d" officeooo:paragraph-rsid="0003722d"/>
    </style:style>
    <style:style style:name="P2" style:family="paragraph" style:parent-style-name="Table_20_Contents">
      <style:text-properties officeooo:rsid="0003722d" officeooo:paragraph-rsid="0003722d"/>
    </style:style>
    <style:style style:name="P3" style:family="paragraph" style:parent-style-name="Table_20_Contents">
      <style:text-properties officeooo:rsid="0004a639" officeooo:paragraph-rsid="0004a639"/>
    </style:style>
    <style:style style:name="P4" style:family="paragraph" style:parent-style-name="Table_20_Contents">
      <style:text-properties officeooo:rsid="0006d024" officeooo:paragraph-rsid="0006d024"/>
    </style:style>
    <style:style style:name="P5" style:family="paragraph" style:parent-style-name="Table_20_Contents">
      <style:text-properties officeooo:rsid="00074137" officeooo:paragraph-rsid="00074137"/>
    </style:style>
    <style:style style:name="P6" style:family="paragraph" style:parent-style-name="Table_20_Contents">
      <style:text-properties officeooo:rsid="0008dba2" officeooo:paragraph-rsid="0008dba2"/>
    </style:style>
    <style:style style:name="P7" style:family="paragraph" style:parent-style-name="Table_20_Contents">
      <style:paragraph-properties fo:text-align="center" style:justify-single-word="false"/>
      <style:text-properties fo:font-weight="bold" officeooo:rsid="0008dba2" officeooo:paragraph-rsid="0008dba2" style:font-weight-asian="bold" style:font-weight-complex="bold"/>
    </style:style>
    <style:style style:name="P8" style:family="paragraph" style:parent-style-name="Table_20_Contents">
      <style:paragraph-properties fo:text-align="center" style:justify-single-word="false"/>
      <style:text-properties fo:font-weight="bold" officeooo:rsid="000a19c2" officeooo:paragraph-rsid="000a19c2" style:font-weight-asian="bold" style:font-weight-complex="bold"/>
    </style:style>
    <style:style style:name="P9" style:family="paragraph" style:parent-style-name="Table_20_Contents">
      <style:paragraph-properties fo:text-align="center" style:justify-single-word="false"/>
      <style:text-properties fo:font-weight="bold" officeooo:rsid="000d595a" officeooo:paragraph-rsid="000d595a" style:font-weight-asian="bold" style:font-weight-complex="bold"/>
    </style:style>
    <style:style style:name="P10" style:family="paragraph" style:parent-style-name="Table_20_Contents">
      <style:paragraph-properties fo:text-align="center" style:justify-single-word="false"/>
      <style:text-properties fo:font-weight="bold" officeooo:rsid="000f0da2" officeooo:paragraph-rsid="000f0da2" style:font-weight-asian="bold" style:font-weight-complex="bold"/>
    </style:style>
    <style:style style:name="P11" style:family="paragraph" style:parent-style-name="Table_20_Contents">
      <style:text-properties officeooo:rsid="000aa120" officeooo:paragraph-rsid="000aa120"/>
    </style:style>
    <style:style style:name="P12" style:family="paragraph" style:parent-style-name="Table_20_Contents">
      <style:text-properties officeooo:rsid="000b7df4" officeooo:paragraph-rsid="000b7df4"/>
    </style:style>
    <style:style style:name="P13" style:family="paragraph" style:parent-style-name="Table_20_Contents">
      <style:text-properties officeooo:rsid="000d595a" officeooo:paragraph-rsid="000d595a"/>
    </style:style>
    <style:style style:name="P14" style:family="paragraph" style:parent-style-name="Table_20_Contents">
      <style:text-properties officeooo:rsid="0010e2de" officeooo:paragraph-rsid="0010e2de"/>
    </style:style>
    <style:style style:name="P15" style:family="paragraph" style:parent-style-name="Table_20_Contents">
      <style:text-properties officeooo:rsid="0015c5d1" officeooo:paragraph-rsid="0015c5d1"/>
    </style:style>
    <style:style style:name="P16" style:family="paragraph" style:parent-style-name="Table_20_Contents">
      <style:text-properties officeooo:rsid="0015c5d1" officeooo:paragraph-rsid="001698f0"/>
    </style:style>
    <style:style style:name="P17" style:family="paragraph" style:parent-style-name="Table_20_Contents">
      <style:text-properties officeooo:paragraph-rsid="001698f0"/>
    </style:style>
    <style:style style:name="P18" style:family="paragraph" style:parent-style-name="Table_20_Contents">
      <style:text-properties fo:font-weight="bold" officeooo:rsid="001698f0" officeooo:paragraph-rsid="001698f0" style:font-weight-asian="bold" style:font-weight-complex="bold"/>
    </style:style>
    <style:style style:name="P19" style:family="paragraph" style:parent-style-name="Table_20_Contents">
      <style:paragraph-properties fo:text-align="center" style:justify-single-word="false"/>
      <style:text-properties fo:font-weight="bold" officeooo:rsid="00197970" officeooo:paragraph-rsid="00197970" style:font-weight-asian="bold" style:font-weight-complex="bold"/>
    </style:style>
    <style:style style:name="P20" style:family="paragraph" style:parent-style-name="Table_20_Contents">
      <style:text-properties officeooo:rsid="00187aca" officeooo:paragraph-rsid="00187aca"/>
    </style:style>
    <style:style style:name="P21" style:family="paragraph" style:parent-style-name="Table_20_Contents">
      <style:text-properties officeooo:rsid="000d595a" officeooo:paragraph-rsid="000d595a"/>
    </style:style>
    <style:style style:name="T1" style:family="text">
      <style:text-properties officeooo:rsid="00037917"/>
    </style:style>
    <style:style style:name="T2" style:family="text">
      <style:text-properties officeooo:rsid="0004a639"/>
    </style:style>
    <style:style style:name="T3" style:family="text">
      <style:text-properties officeooo:rsid="0005c772"/>
    </style:style>
    <style:style style:name="T4" style:family="text">
      <style:text-properties officeooo:rsid="000dcf76"/>
    </style:style>
    <style:style style:name="T5" style:family="text">
      <style:text-properties officeooo:rsid="00157609"/>
    </style:style>
    <style:style style:name="T6" style:family="text">
      <style:text-properties officeooo:rsid="0015c5d1"/>
    </style:style>
    <style:style style:name="T7" style:family="text">
      <style:text-properties officeooo:rsid="001698f0"/>
    </style:style>
    <style:style style:name="T8" style:family="text">
      <style:text-properties officeooo:rsid="00197970"/>
    </style:style>
    <style:style style:name="T9" style:family="text">
      <style:text-properties officeooo:rsid="001a267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ITHUB</text:p>
      <text:p text:style-name="P1"/>
      <table:table table:name="Tabla1" table:style-name="Tabla1">
        <table:table-column table:style-name="Tabla1.A"/>
        <table:table-column table:style-name="Tabla1.B"/>
        <table:table-row table:style-name="TableLine2562822551152">
          <table:table-cell table:style-name="Tabla1.A1" table:number-columns-spanned="2" office:value-type="string">
            <text:p text:style-name="P7">Etiquetas</text:p>
          </table:table-cell>
          <table:covered-table-cell/>
        </table:table-row>
        <table:table-row table:style-name="TableLine2562822541088">
          <table:table-cell table:style-name="Tabla1.A2" office:value-type="string">
            <text:p text:style-name="P2">Git ta<text:span text:style-name="T1">g &lt;</text:span><text:span text:style-name="T2">n</text:span><text:span text:style-name="T1">o</text:span><text:span text:style-name="T2">mbreEtiqueta</text:span><text:span text:style-name="T1">&gt; &lt;</text:span><text:span text:style-name="T2">hasdelcomit</text:span><text:span text:style-name="T1">&gt;</text:span></text:p>
          </table:table-cell>
          <table:table-cell table:style-name="Tabla1.B2" office:value-type="string">
            <text:p text:style-name="P3">Pata hacer una etiqueta <text:span text:style-name="T3">a un commit con el has que le indiques</text:span></text:p>
          </table:table-cell>
        </table:table-row>
        <table:table-row table:style-name="TableLine2562822541632">
          <table:table-cell table:style-name="Tabla1.A2" office:value-type="string">
            <text:p text:style-name="P4">Git tag</text:p>
          </table:table-cell>
          <table:table-cell table:style-name="Tabla1.B2" office:value-type="string">
            <text:p text:style-name="P4">Miuestra todas las etiquetas</text:p>
          </table:table-cell>
        </table:table-row>
        <table:table-row table:style-name="TableLine2562822544352">
          <table:table-cell table:style-name="Tabla1.A2" office:value-type="string">
            <text:p text:style-name="P4">git push origin &lt;tagname&gt;</text:p>
          </table:table-cell>
          <table:table-cell table:style-name="Tabla1.B2" office:value-type="string">
            <text:p text:style-name="P5">Para subir una etiqeta especifica</text:p>
          </table:table-cell>
        </table:table-row>
        <table:table-row table:style-name="TableLine2562822549248">
          <table:table-cell table:style-name="Tabla1.A2" office:value-type="string">
            <text:p text:style-name="P5">g<text:span text:style-name="T5">it</text:span> push --tags</text:p>
          </table:table-cell>
          <table:table-cell table:style-name="Tabla1.B2" office:value-type="string">
            <text:p text:style-name="P5">Para subir todos los tags</text:p>
          </table:table-cell>
        </table:table-row>
        <table:table-row table:style-name="TableLine2562822548704">
          <table:table-cell table:style-name="Tabla1.A2" office:value-type="string">
            <text:p text:style-name="Table_20_Contents">git push origin --delete &lt;tagname&gt;</text:p>
          </table:table-cell>
          <table:table-cell table:style-name="Tabla1.B2" office:value-type="string">
            <text:p text:style-name="P6">Eliminar etiquetas</text:p>
          </table:table-cell>
        </table:table-row>
        <table:table-row table:style-name="TableLine2562822544080">
          <table:table-cell table:style-name="Tabla1.B2" table:number-columns-spanned="2" office:value-type="string">
            <text:p text:style-name="P8">Stash</text:p>
          </table:table-cell>
          <table:covered-table-cell/>
        </table:table-row>
        <table:table-row table:style-name="TableLine2562822538368">
          <table:table-cell table:style-name="Tabla1.A2" office:value-type="string">
            <text:p text:style-name="Table_20_Contents">git stash list</text:p>
          </table:table-cell>
          <table:table-cell table:style-name="Tabla1.B2" office:value-type="string">
            <text:p text:style-name="P11">Para ver los stash creados</text:p>
          </table:table-cell>
        </table:table-row>
        <table:table-row table:style-name="TableLine2562822537008">
          <table:table-cell table:style-name="Tabla1.A2" office:value-type="string">
            <text:p text:style-name="Table_20_Contents">git stash</text:p>
          </table:table-cell>
          <table:table-cell table:style-name="Tabla1.B2" office:value-type="string">
            <text:p text:style-name="P11">Guardar los cambios del stash</text:p>
          </table:table-cell>
        </table:table-row>
        <table:table-row table:style-name="TableLine2562822547072">
          <table:table-cell table:style-name="Tabla1.A2" office:value-type="string">
            <text:p text:style-name="Table_20_Contents">git stash show [-p] [index]</text:p>
          </table:table-cell>
          <table:table-cell table:style-name="Tabla1.B2" office:value-type="string">
            <text:p text:style-name="P12">Para mostrar</text:p>
          </table:table-cell>
        </table:table-row>
        <table:table-row table:style-name="TableLine2562822536736">
          <table:table-cell table:style-name="Tabla1.A2" office:value-type="string">
            <text:p text:style-name="Table_20_Contents">git stash apply [index]</text:p>
          </table:table-cell>
          <table:table-cell table:style-name="Tabla1.B2" office:value-type="string">
            <text:p text:style-name="P13">Recuperamos los cambios</text:p>
          </table:table-cell>
        </table:table-row>
        <table:table-row table:style-name="TableLine2562822542176">
          <table:table-cell table:style-name="Tabla1.B2" table:number-columns-spanned="2" office:value-type="string">
            <text:p text:style-name="P9">Revert</text:p>
          </table:table-cell>
          <table:covered-table-cell/>
        </table:table-row>
        <table:table-row table:style-name="TableLine2562822548976">
          <table:table-cell table:style-name="Tabla1.A2" office:value-type="string">
            <text:p text:style-name="Table_20_Contents">git revert &lt;commit&gt;</text:p>
          </table:table-cell>
          <table:table-cell table:style-name="Tabla1.B2" office:value-type="string">
            <text:p text:style-name="P13">Par<text:span text:style-name="T4">a revertir al commit indicado</text:span></text:p>
          </table:table-cell>
        </table:table-row>
        <table:table-row table:style-name="TableLine2562822546800">
          <table:table-cell table:style-name="Tabla1.B2" table:number-columns-spanned="2" office:value-type="string">
            <text:p text:style-name="P10">Reset y Amend</text:p>
          </table:table-cell>
          <table:covered-table-cell/>
        </table:table-row>
        <table:table-row table:style-name="TableLine2562822549520">
          <table:table-cell table:style-name="Tabla1.A2" office:value-type="string">
            <text:p text:style-name="P15">Git reset –soft &lt;ref_del_commit&gt;</text:p>
          </table:table-cell>
          <table:table-cell table:style-name="Tabla1.B2" office:value-type="string">
            <text:p text:style-name="P15">Modifica el estado del repo especificado y conserva los cambios realizados en el directorio de trabajo <text:span text:style-name="T7">y</text:span> en el área de preparación</text:p>
          </table:table-cell>
        </table:table-row>
        <table:table-row table:style-name="TableLine2562822535376">
          <table:table-cell table:style-name="Tabla1.A2" office:value-type="string">
            <text:p text:style-name="P17">git reset --mixed &lt;<text:span text:style-name="T6">ref_del_commit</text:span>&gt;</text:p>
            <text:p text:style-name="P17"/>
            <text:p text:style-name="P18">Es el que se hace por defecto al hacer el git reset <text:s/>&lt;<text:span text:style-name="T6">ref_del_commit</text:span>&gt;</text:p>
          </table:table-cell>
          <table:table-cell table:style-name="Tabla1.B2" office:value-type="string">
            <text:p text:style-name="P16">Modifica el estado del repo especificado y conserva los cambios realizados en el directorio de trabajo <text:span text:style-name="T7">pero no los conserva </text:span>en el área de preparación</text:p>
          </table:table-cell>
        </table:table-row>
        <table:table-row table:style-name="TableLine2562822535376">
          <table:table-cell table:style-name="Tabla1.A2" office:value-type="string">
            <text:p text:style-name="P17">git reset --hard &lt;<text:span text:style-name="T6">ref_del_commit</text:span>&gt;</text:p>
          </table:table-cell>
          <table:table-cell table:style-name="Tabla1.B2" office:value-type="string">
            <text:p text:style-name="P16">Modifica el estado del <text:span text:style-name="T7">repositorio i el area de preparación revirtiendo el repositorio a la referencia especifica. No se conserva ningun cambio ni en el Directorio de trabaho ni en el area de presentación</text:span></text:p>
          </table:table-cell>
        </table:table-row>
        <table:table-row table:style-name="TableLine2562822535376">
          <table:table-cell table:style-name="Tabla1.A2" office:value-type="string">
            <text:p text:style-name="P17">git reset --keep &lt;<text:span text:style-name="T6">ref_del_commit</text:span>&gt;</text:p>
          </table:table-cell>
          <table:table-cell table:style-name="Tabla1.B2" office:value-type="string">
            <text:p text:style-name="P16"><text:s/><text:span text:style-name="T7">El lo mismo que el git reset normal pero pero no permite hacer el reset si eso hace que se sobre escriban los cambios de el directorio actual si no han sido confirmados con un (commit)</text:span></text:p>
          </table:table-cell>
        </table:table-row>
        <table:table-row table:style-name="TableLine2562822535376">
          <table:table-cell table:style-name="Tabla1.A2" office:value-type="string">
            <text:p text:style-name="P17">git commit --amend</text:p>
          </table:table-cell>
          <table:table-cell table:style-name="Tabla1.B2" office:value-type="string">
            <text:p text:style-name="P20">Permite realizar canvios en el ultimo comando realizado, te perite modificar el mensaje y añadir archivos al ultimo commit creado</text:p>
          </table:table-cell>
        </table:table-row>
        <table:table-row table:style-name="Tabla1.20">
          <table:table-cell table:style-name="Tabla1.B2" table:number-columns-spanned="2" office:value-type="string">
            <text:p text:style-name="P10">Cherry Pick</text:p>
          </table:table-cell>
          <table:covered-table-cell/>
        </table:table-row>
        <table:table-row table:style-name="TableLine2562822535648">
          <table:table-cell table:style-name="Tabla1.A2" office:value-type="string">
            <text:p text:style-name="Table_20_Contents">git cherry-pick &lt;hash&gt;</text:p>
          </table:table-cell>
          <table:table-cell table:style-name="Tabla1.B2" office:value-type="string">
            <text:p text:style-name="P14">Consiste en copiar un commit de la historia del repo en nuestro estado actual.</text:p>
          </table:table-cell>
        </table:table-row>
        <text:soft-page-break/>
        <table:table-row table:style-name="TableLine2562822549792">
          <table:table-cell table:style-name="Tabla1.B2" table:number-columns-spanned="2" office:value-type="string">
            <text:p text:style-name="P19">Squash</text:p>
          </table:table-cell>
          <table:covered-table-cell/>
        </table:table-row>
        <table:table-row table:style-name="TableLine2562822549792">
          <table:table-cell table:style-name="Tabla1.A2" office:value-type="string">
            <text:p text:style-name="Table_20_Contents">git merge --squash &lt;branch_name&gt;</text:p>
          </table:table-cell>
          <table:table-cell table:style-name="Tabla1.B2" office:value-type="string">
            <text:p text:style-name="P13"><text:s/><text:span text:style-name="T9">Fusiona dos brancas en un solo commit nos posicionamos en que queremos que se copien los cambios de la otra branca</text:span></text:p>
          </table:table-cell>
        </table:table-row>
      </table:table>
      <text:p text:style-name="P1"/>
      <text:p text:style-name="P1"/>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2-27T17:08:29.623000000</meta:creation-date>
    <meta:generator>LibreOffice/7.1.6.2$Windows_X86_64 LibreOffice_project/0e133318fcee89abacd6a7d077e292f1145735c3</meta:generator>
    <dc:date>2024-02-28T09:22:38.256000000</dc:date>
    <meta:editing-duration>PT1H5M56S</meta:editing-duration>
    <meta:editing-cycles>6</meta:editing-cycles>
    <meta:document-statistic meta:table-count="1" meta:image-count="0" meta:object-count="0" meta:page-count="2" meta:paragraph-count="42" meta:word-count="312" meta:character-count="1818" meta:non-whitespace-character-count="1552"/>
  </office:meta>
</office:document-meta>
</file>